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
    </style:style>
    <style:style style:name="P2" style:family="paragraph" style:parent-style-name="Text_20_body">
      <style:paragraph-properties fo:text-align="justify" style:justify-single-word="false"/>
    </style:style>
    <style:style style:name="T1" style:family="text">
      <style:text-properties style:font-name="Arial"/>
    </style:style>
    <style:style style:name="T2" style:family="text">
      <style:text-properties style:font-name="Arial"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erenciamento de Serviços em TI </text:h>
      <text:p text:style-name="Text_20_body">No decorrer do nosso estudo na Unidade 2, foi possível observar a necessidade de se atentar ao  gerenciamento de serviços em TI, também conhecido pela sigla (GSTI), e que se tornou, ao longo dos tempos, uma prática que engloba muitas áreas do conhecimento, entre elas conhecimentos no segmento de programação, de domínio de softwares, de hardware, redes, entre outras. </text:p>
      <text:p text:style-name="Text_20_body">Por se tratar de um processo estratégico dentro das organizações modernas, existe uma considerável dependência da TI para a busca de resultados almejados. </text:p>
      <text:p text:style-name="Text_20_body">Nos dias atuais, o GSTI está embasado no uso de tecnologias modernas, como a computação em nuvem, o uso de softwares colaborativos e, em áreas mais complexas, no <text:span text:style-name="Emphasis">big data </text:span>e no <text:span text:style-name="Emphasis">machine learning </text:span>. </text:p>
      <text:p text:style-name="Text_20_body">Portanto, o objetivo central do GSTI se caracteriza na necessidades de a empresa prestar um serviço de qualidade e ágil, ou seja, dar suporte técnico e atender às demandas dos clientes e setores da organização. </text:p>
      <text:p text:style-name="Text_20_body">Torna-se, então, fundamental, que o(os) responsável(is) pelo GSTI conheça a fundo os objetivos estratégicos da organização e a visão de toda a empresa em relação como essas tecnologias agregam valor às soluções que entrega a clientes externos e internos. </text:p>
      <text:p text:style-name="Text_20_body">Em síntese, o GSTI é capaz de enxergar todas as atividades realizadas por uma organização de TI –  e ela compreende etapas como o levantamento de requisitos na criação de um novo sistema, o monitoramento e análise das variáveis decorrentes dos processos e a capacidade de atender às necessidades do público-alvo de sua demanda. Deve-se atentar que uma organização, em termos de Tecnologia da Informação, depende de capital humano e tecnológico para o bom aproveitamento e, para isso, é importante levar em consideração uma equipe profissional bem treinada e capaz de atuar em situações de prevenção e contorno às atividades que surgem ao longo do processo, a escolha de bons fornecedores e atenção ao que o mercado necessita no que diz respeito à entrega de produtos e/ou serviços. </text:p>
      <text:h text:style-name="Heading_20_3" text:outline-level="3">Vamos Praticar </text:h>
      <text:p text:style-name="Text_20_body">Levando em consideração a explicação anterior e os assuntos abordados durante a Unidade 2, faça uma análise sobre os pontos a seguir: </text:p>
      <text:p text:style-name="Text_20_body">1. Defina o papel do gestor da TI e suas principais atuações no que consiste na busca pela excelência de serviços em termos de gerenciamento dos serviços de TI. </text:p>
      <text:p text:style-name="Text_20_body">2. Exemplifique, no mínimo, três características que envolvem o atendimento do gerenciamento dos serviços de TI. </text:p>
      <text:p text:style-name="Text_20_body">3.  Crie um <text:span text:style-name="Emphasis">script </text:span>genérico de ação do GSTI na melhoria dos processos, lembrando que algumas mudanças sempre serão necessárias, como consequência natural da otimização dos processos  de uma área específica de uma empresa. </text:p>
      <text:p text:style-name="Text_20_body"><text:span text:style-name="Strong_20_Emphasis">Ao final, disponibilize seu trabalho no fórum da seção. </text:span></text:p>
      <text:h text:style-name="Heading_20_1" text:outline-level="1"><text:soft-page-break/>Referências </text:h>
      <text:p text:style-name="Text_20_body">ARAGON, F.; FERRAZ, V. de A. <text:span text:style-name="Strong_20_Emphasis">Implantando a governança de TI </text:span>: da estratégia à gestão dos processos e serviços. 2. ed. Rio de Janeiro: Brasport, 2008. </text:p>
      <text:p text:style-name="Text_20_body">IZILDA, A. Fundamentos para certificação técnica : o quão importante são as certificações técnicas em TI? EAD ÂNIMA, 2018. </text:p>
      <text:p text:style-name="P2"><text:span text:style-name="T1">Caro(a) estudante,<text:line-break/><text:line-break/>A pesquisa solicitada deverá abranger o papel do Gestor de TI, que tem a missão de observar as carências atuais da organização em termos tecnológicos e operacionais. A partir do momento em que essas carências são observadas, é necessário um plano estratégico que contemple ações como gerar as mudanças necessárias no serviço da TI, para que se alcance os resultados esperados pela empresa e seus clientes internos e externos. <text:line-break/>Também é importante monitorar os resultados e, na observação da queda de qualidade dos serviços prestados, gerenciar as melhores práticas que devem ser previamente adotadas para a resolução do ocorrido. <text:line-break/>Deve-se também, no caso de suporte, realizar estudo das causas dessa ocorrência e criar mecanismos futuros para que esse tipo de ocorrência não volte a acontecer. Um </text:span><text:span text:style-name="T2">script </text:span><text:span text:style-name="T1">genérico deverá conter, basicamente, algum gatilho de mudança (motivo que leva a mesma), um órgão que controle (Conselho Consultivo de Mudança), um profissional que seja o responsável por avaliar e aplicar as mudanças (executor e implantador da mudança).</text:span> </text:p>
      <text:p text:style-name="Text_20_bod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3:44:49.356245147</meta:creation-date>
    <dc:date>2023-11-30T14:20:16.352932180</dc:date>
    <meta:editing-duration>PT31S</meta:editing-duration>
    <meta:editing-cycles>2</meta:editing-cycles>
    <meta:generator>LibreOffice/7.3.7.2$Linux_X86_64 LibreOffice_project/30$Build-2</meta:generator>
    <meta:document-statistic meta:table-count="0" meta:image-count="0" meta:object-count="0" meta:page-count="2" meta:paragraph-count="18" meta:word-count="649" meta:character-count="4065" meta:non-whitespace-character-count="3407"/>
  </office:meta>
</office:document-meta>
</file>